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Fixedsys" style:font-family-asian="Fixedsys" style:font-family-complex="Fixedsys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 text:c="7"/>IMPORTÂNCIA DE VIAGEM </text:span></text:p>
      <text:p text:style-name="P1"><text:span text:style-name="T2"><text:s/></text:span></text:p>
      <text:p text:style-name="P1"><text:span text:style-name="T2">SERIGNE KHASSIM MBAYE:<text:s/></text:span><text:a xlink:href="mailto:SERIGNEKHASSIM@GMAIL.COM"><text:span text:style-name="T4">SERIGNEKHASSIM@GMAIL.COM</text:span></text:a><text:span text:style-name="T5"/></text:p>
      <text:p text:style-name="P1"><text:span text:style-name="T5"/></text:p>
      <text:p text:style-name="P1"><text:span text:style-name="T6"/></text:p>
      <text:p text:style-name="P1"><text:span text:style-name="T7">Viagem e uma coisa que todos acham que estranha, mas não ele e uma oportunidade pra a gente se descobrir um outro lugar e outra vida pra se conhecer muito mais . Não e fácil também como tanto de pessoas pensam, por que e uma mudança de cara mesmo .</text:span></text:p>
      <text:p text:style-name="P1"><text:span text:style-name="T7"/></text:p>
      <text:p text:style-name="P1"><text:span text:style-name="T7">No ano de 2014 quando eu peguei decisão de sair no meu país<text:s text:c="2"/>por ter oportunidade de aprender mais,<text:s text:c="2"/>já sabe que se coisa não e tao fácil, mas sempre dizer cada coisas tem valor<text:s text:c="2"/>e a futuro melhor merece de tudo.</text:span></text:p>
      <text:p text:style-name="P1"><text:span text:style-name="T7"/></text:p>
      <text:p text:style-name="P1"><text:span text:style-name="T7">Sair no meu pais pra rumar vida melhor<text:s text:c="2"/>de minha família, e aprofundar meus<text:s text:c="2"/>estudo,<text:s text:c="2"/>para mostra que os<text:s text:c="2"/>africanos não sao como eles acham, mas sãos pessoas<text:s text:c="2"/>de conhecimentos educados<text:s text:c="2"/>legal. </text:span></text:p>
      <text:p text:style-name="P1"><text:span text:style-name="T7">Na isso já peguei a estrada que deve se pegar por quem quer sair de um pais , ir na embasada pedir visto<text:s text:c="2"/>juntando dinheiro por pagar o bilheto de avião, quando prontaro tudos ja<text:s text:c="2"/>foi sair no meu pais e chegei no lugar que a gente chamam<text:s text:c="2"/>Brasil.</text:span></text:p>
      <text:p text:style-name="P1"><text:span text:style-name="T7"/></text:p>
      <text:p text:style-name="P1"><text:span text:style-name="T7">Agora ja<text:s text:c="2"/>comecei sentindo que estou seguindo meu cominho que era meu sonho, e comecei tambem de aprender mais cultura, em geral e outro vida totalmente diferente como nos. enfim a importância de viagem<text:s text:c="2"/>e o entrengeiro deve entrengar seu<text:s text:c="2"/>cultura e conheicimento pra povo de lugar que ele esta , e importar<text:s text:c="2"/>os coisas boas a lugare que ele mora e nos chamamos-la<text:s text:c="2"/>TERRA DE NOSSO SANGUE .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